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Serif" fo:font-size="10pt" officeooo:paragraph-rsid="000d01d4" style:font-size-asian="10pt" style:font-size-complex="10pt"/>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officeooo:rsid="000d01d4" officeooo:paragraph-rsid="000d01d4"/>
    </style:style>
    <style:style style:name="P3" style:family="paragraph" style:parent-style-name="Standard">
      <style:paragraph-properties fo:line-height="150%" fo:text-align="center" style:justify-single-word="false"/>
      <style:text-properties style:text-underline-style="solid" style:text-underline-width="auto" style:text-underline-color="font-color" officeooo:rsid="000e12ad" officeooo:paragraph-rsid="000e12ad"/>
    </style:style>
    <style:style style:name="P4" style:family="paragraph" style:parent-style-name="Standard">
      <style:paragraph-properties fo:line-height="150%" fo:text-align="start" style:justify-single-word="false"/>
      <style:text-properties style:text-underline-style="none" officeooo:rsid="000d01d4" officeooo:paragraph-rsid="000d01d4"/>
    </style:style>
    <style:style style:name="P5" style:family="paragraph" style:parent-style-name="Standard" style:list-style-name="L2">
      <style:paragraph-properties fo:line-height="150%" fo:text-align="start" style:justify-single-word="false"/>
      <style:text-properties style:text-underline-style="none" officeooo:rsid="000d01d4" officeooo:paragraph-rsid="000d01d4"/>
    </style:style>
    <style:style style:name="P6" style:family="paragraph" style:parent-style-name="Standard" style:list-style-name="L3">
      <style:paragraph-properties fo:line-height="150%" fo:text-align="start" style:justify-single-word="false"/>
      <style:text-properties style:text-underline-style="none" officeooo:rsid="000d01d4" officeooo:paragraph-rsid="000d01d4"/>
    </style:style>
    <style:style style:name="P7" style:family="paragraph" style:parent-style-name="Standard" style:list-style-name="L5">
      <style:paragraph-properties fo:line-height="150%" fo:text-align="start" style:justify-single-word="false"/>
      <style:text-properties style:text-underline-style="none" officeooo:rsid="000e12ad" officeooo:paragraph-rsid="000e12ad"/>
    </style:style>
    <style:style style:name="P8" style:family="paragraph" style:parent-style-name="Standard">
      <style:paragraph-properties fo:line-height="150%" fo:text-align="start" style:justify-single-word="false"/>
      <style:text-properties style:text-underline-style="none" officeooo:rsid="000e12ad" officeooo:paragraph-rsid="000e12ad"/>
    </style:style>
    <style:style style:name="P9" style:family="paragraph" style:parent-style-name="Standard" style:list-style-name="L5">
      <style:paragraph-properties fo:line-height="150%" fo:text-align="start" style:justify-single-word="false"/>
      <style:text-properties style:text-underline-style="none" officeooo:rsid="000f4fb7" officeooo:paragraph-rsid="000f4fb7"/>
    </style:style>
    <style:style style:name="P10" style:family="paragraph" style:parent-style-name="Standard">
      <style:paragraph-properties fo:line-height="150%" fo:text-align="start" style:justify-single-word="false"/>
      <style:text-properties style:text-underline-style="none" officeooo:rsid="0010174b" officeooo:paragraph-rsid="0010174b"/>
    </style:style>
    <style:style style:name="P11" style:family="paragraph" style:parent-style-name="Standard" style:list-style-name="L6">
      <style:paragraph-properties fo:line-height="150%" fo:text-align="start" style:justify-single-word="false"/>
      <style:text-properties style:text-underline-style="none" officeooo:rsid="0010174b" officeooo:paragraph-rsid="0010174b"/>
    </style:style>
    <style:style style:name="P12" style:family="paragraph" style:parent-style-name="Standard">
      <style:paragraph-properties fo:line-height="150%" fo:text-align="center" style:justify-single-word="false" fo:break-before="page"/>
      <style:text-properties style:text-underline-style="solid" style:text-underline-width="auto" style:text-underline-color="font-color" officeooo:rsid="0010174b" officeooo:paragraph-rsid="0010174b"/>
    </style:style>
    <style:style style:name="T1" style:family="text">
      <style:text-properties officeooo:rsid="000d01d4"/>
    </style:style>
    <style:style style:name="T2" style:family="text">
      <style:text-properties fo:font-variant="normal" fo:text-transform="none" fo:color="#1d2125" loext:opacity="100%" fo:letter-spacing="normal" fo:font-style="normal" fo:font-weight="normal"/>
    </style:style>
    <style:style style:name="T3" style:family="text">
      <style:text-properties fo:font-variant="normal" fo:text-transform="none" fo:color="#1d2125" loext:opacity="100%" fo:letter-spacing="normal" fo:font-style="normal" fo:font-weight="normal" officeooo:rsid="000d01d4"/>
    </style:style>
    <style:style style:name="T4" style:family="text">
      <style:text-properties officeooo:rsid="000e12ad"/>
    </style:style>
    <style:style style:name="T5" style:family="text">
      <style:text-properties officeooo:rsid="000f4f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rum-Rollen</text:p>
      <text:p text:style-name="P4">Unsere Rollen:</text:p>
      <text:list xml:id="list1789174759" text:style-name="L2">
        <text:list-item>
          <text:p text:style-name="P5">Scrum Master: Florian</text:p>
        </text:list-item>
        <text:list-item>
          <text:p text:style-name="P5">Entwicklerteam: Andrii, Selim, Gabriel</text:p>
        </text:list-item>
      </text:list>
      <text:p text:style-name="P4">Weitere Rollen:</text:p>
      <text:list xml:id="list618983771" text:style-name="L3">
        <text:list-item>
          <text:p text:style-name="P6">Product Owner</text:p>
          <text:list>
            <text:list-item>
              <text:p text:style-name="P6">in größeren Projekten notwendig zur Maximierung des Produktwerts</text:p>
            </text:list-item>
            <text:list-item>
              <text:p text:style-name="P6">sorgt für Abstimmung und Kommunikation mit Stakeholdern</text:p>
            </text:list-item>
            <text:list-item>
              <text:p text:style-name="P6">erstellt und priorisiert Themen im Backlog</text:p>
            </text:list-item>
            <text:list-item>
              <text:p text:style-name="P6">kommuniziert Anforderungen an die Entwickler <text:span text:style-name="T4">und stellt Verständnis dieser sicher</text:span></text:p>
            </text:list-item>
          </text:list>
        </text:list-item>
      </text:list>
      <text:p text:style-name="P4"/>
      <text:p text:style-name="P4"/>
      <text:p text:style-name="P3">Vergleich Scrum-Wasserfallmodell</text:p>
      <text:p text:style-name="P8">a = Scrum, b = Wasserfallmodell</text:p>
      <text:list xml:id="list2375857268" text:style-name="L5">
        <text:list-item>
          <text:p text:style-name="P7">Gundlegende Philosophie</text:p>
          <text:list>
            <text:list-item>
              <text:p text:style-name="P7">Bringt einen agilen Ansatz mit, der sich auf Anpassung an sich ändernde Anforderungen und kontinuirliche Verbesserung konzentriert. Bricht das Projekt in kleine, iterative Schritte auf (Sprints) und betont dabei enge Zusammenarbeit zwischen Scrum-Team und Stakeholdern</text:p>
            </text:list-item>
            <text:list-item>
              <text:p text:style-name="P7">Ein sequenzieller Ansatz, bei dem jede Phase des Projekts (Anforderungen, Design, Tests) nacheinander abgeschlossen werden. Setzt aber voraus, dass die Anforderungen zu Beginn klar festlegbar sind.</text:p>
            </text:list-item>
          </text:list>
        </text:list-item>
        <text:list-item>
          <text:p text:style-name="P7">Phasen und Flexibilität</text:p>
          <text:list>
            <text:list-item>
              <text:p text:style-name="P7">Ist flexibel und ermöglicht es, Anforderungen während des Projekts zu ändern. <text:span text:style-name="T5">In den Sprints werden inkrementelle Verbesserungen vorgenommen und Teams können sich schnell an sich ändernde Anforderungen anpassen.</text:span></text:p>
            </text:list-item>
            <text:list-item>
              <text:p text:style-name="P9">Ist unflexibel und erfordert klare Festlegung der Anforderungen bereits zum Start des Projekts. Änderungen in späteren Phasen des Projekts sind schwer umsetzbar und kostspielig.</text:p>
            </text:list-item>
          </text:list>
        </text:list-item>
        <text:list-item>
          <text:p text:style-name="P9">Teamarbeit</text:p>
          <text:list>
            <text:list-item>
              <text:p text:style-name="P9">Betont Zusammenarbeit und Selbstmanagement des Team. Es gibt klare Rollen, die zusammen dafür sorgen, dass das Ziel erreicht wird.</text:p>
            </text:list-item>
            <text:list-item>
              <text:p text:style-name="P9"><text:soft-page-break/>Projektphasen werden einzeln von je einem unterschiedliche Team bearbeitet. Die Zusammenarbeit zwischen den Team ist meist sehr begrenzt.</text:p>
            </text:list-item>
          </text:list>
        </text:list-item>
        <text:list-item>
          <text:p text:style-name="P9">Feedback und Qualität</text:p>
          <text:list>
            <text:list-item>
              <text:p text:style-name="P9">Fördert kontinuierliches Feedback durch regelmäßige Retrospektiven. Die Qualität wird über den gesamten Projektzeitraum überwacht und kann leicht nebenbei verbessert werden.</text:p>
            </text:list-item>
            <text:list-item>
              <text:p text:style-name="P9">Feedback kommt meist erst spät im Entwicklungsprozess, wenn das Endprodukt bereits existiert. Dies kann zu hohen Kosten und geringer Qualität führen, da Probleme erst spät erkannt werden.</text:p>
            </text:list-item>
          </text:list>
        </text:list-item>
        <text:list-item>
          <text:p text:style-name="P9">Risikomanagement</text:p>
          <text:list>
            <text:list-item>
              <text:p text:style-name="P9">Ermöglicht ein kontinuierliches Management der Risiken, da Probleme frühzeitig erkannt und beseitigt werden können. Aufgrund flexibler Anpassungen bleibt das Risiko gering.</text:p>
            </text:list-item>
            <text:list-item>
              <text:p text:style-name="P9">Erfolg hauptsächlich in der Anfangsphase des Projekts. Risiken, die erst später auftreten, sind schwerwiegender und schwieriger zu beseitigen.</text:p>
            </text:list-item>
          </text:list>
        </text:list-item>
        <text:list-item>
          <text:p text:style-name="P9">Lieferzeit</text:p>
          <text:list>
            <text:list-item>
              <text:p text:style-name="P9">Durch kurze Iterationen wird eine meist kürzere Lieferzeit ermöglicht. Einzelne Teile des Projekts können jeweils direkt nach einer Iteration geliefert werden.</text:p>
            </text:list-item>
            <text:list-item>
              <text:p text:style-name="P9">Hat tendenziell längere Lieferzeiten, da das gesamte Projekt erst am Ende fertig geliefert werden kann.</text:p>
            </text:list-item>
          </text:list>
        </text:list-item>
      </text:list>
      <text:p text:style-name="P12">Retrospektiv</text:p>
      <text:p text:style-name="P10">Datum: 27.09.2023</text:p>
      <text:p text:style-name="P10">Teilnehmer:</text:p>
      <text:p text:style-name="P10"><text:tab/>Scrum Master: Florian</text:p>
      <text:p text:style-name="P10"><text:tab/>Entwicklerteam: Selim, Gabriel, Andrii</text:p>
      <text:p text:style-name="P10">Thema: Verbesserung für den nächsten Sprint</text:p>
      <text:p text:style-name="P10">Ergebnisse:</text:p>
      <text:list xml:id="list1241283948" text:style-name="L6">
        <text:list-item>
          <text:p text:style-name="P11">Was hat gut funktioniert?</text:p>
          <text:list>
            <text:list-item>
              <text:p text:style-name="P11">Erste Ansicht der Seite steht</text:p>
            </text:list-item>
            <text:list-item>
              <text:p text:style-name="P11">Backlog wurde gefüllt</text:p>
            </text:list-item>
          </text:list>
        </text:list-item>
        <text:list-item>
          <text:p text:style-name="P11">Was können wir im nächsten Sprint verbessern?</text:p>
          <text:list>
            <text:list-item>
              <text:p text:style-name="P11">Tests direkt in den Code integrieren, damit GitHub Actions getestet und eingebaut werden können</text:p>
            </text:list-item>
            <text:list-item>
              <text:p text:style-name="P11">Sauberes Abhacken der Tasks im Backlog</text:p>
            </text:list-item>
          </text:list>
        </text:list-item>
        <text:list-item>
          <text:p text:style-name="P11">Aktionsschritte:</text:p>
          <text:list>
            <text:list-item>
              <text:p text:style-name="P11">Scrum Master achtet genauer auf die Tasks auf dem Board und erinnert bei pushes im Git an abhacken der Tasks</text:p>
            </text:list-item>
            <text:list-item>
              <text:p text:style-name="P11">Entwickler implementieren Tests im Anschluss an die Fertigstellung von Methode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fo:font-size="10pt" officeooo:paragraph-rsid="000d01d4" style:font-size-asian="10pt" style:font-size-complex="10pt"/>
    </style:style>
    <style:style style:name="MT1" style:family="text">
      <style:text-properties officeooo:rsid="000d01d4"/>
    </style:style>
    <style:style style:name="MT2" style:family="text">
      <style:text-properties fo:font-variant="normal" fo:text-transform="none" fo:color="#1d2125" loext:opacity="100%" fo:letter-spacing="normal" fo:font-style="normal" fo:font-weight="normal"/>
    </style:style>
    <style:style style:name="MT3" style:family="text">
      <style:text-properties fo:font-variant="normal" fo:text-transform="none" fo:color="#1d2125" loext:opacity="100%" fo:letter-spacing="normal" fo:font-style="normal" fo:font-weight="normal" officeooo:rsid="000d01d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Team 1 </text:span><text:span text:style-name="MT2">Selim Asik,Gabriel Beußel, Andrii Shmerchuk, </text:span><text:span text:style-name="MT3">Florian Mein<text:tab/>Lernfeld 8</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9T22:19:10.404000000</meta:creation-date>
    <dc:date>2023-10-09T23:06:29.501000000</dc:date>
    <meta:editing-duration>PT9M47S</meta:editing-duration>
    <meta:editing-cycles>2</meta:editing-cycles>
    <meta:generator>LibreOffice/7.1.2.2$Windows_X86_64 LibreOffice_project/8a45595d069ef5570103caea1b71cc9d82b2aae4</meta:generator>
    <meta:document-statistic meta:table-count="0" meta:image-count="0" meta:object-count="0" meta:page-count="3" meta:paragraph-count="47" meta:word-count="469" meta:character-count="3324" meta:non-whitespace-character-count="2934"/>
  </office:meta>
</office:document-meta>
</file>